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officeooo:rsid="0014ed87" officeooo:paragraph-rsid="0014ed87"/>
    </style:style>
    <style:style style:name="P2" style:family="paragraph" style:parent-style-name="Standard" style:list-style-name="L1">
      <style:text-properties officeooo:rsid="0014ed87" officeooo:paragraph-rsid="0014ed87"/>
    </style:style>
    <style:style style:name="P3" style:family="paragraph" style:parent-style-name="Standard">
      <style:paragraph-properties fo:margin-left="0.4925in" fo:margin-right="0in" fo:text-indent="0in" style:auto-text-indent="false"/>
      <style:text-properties style:font-name="Liberation Mono" officeooo:rsid="0014ed87" officeooo:paragraph-rsid="0014ed8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Guide</text:p>
      <text:p text:style-name="P1"/>
      <text:p text:style-name="P1">This still cover the “sylibi” elements of Fertile-Framework as the concepts map to traditional learning so that the book may be used in the classroom, wether it be homeschool or public education … even so bold as to say as a collage level curriculum or at least as a supplement text to be used in CIS and MIS or general IT continuing education. </text:p>
      <text:p text:style-name="P1"/>
      <text:p text:style-name="P1"/>
      <text:p text:style-name="P3">A liberal arts degree includes the study of history, literature, writing, philosophy, sociology, psychology, creative arts and more. These programs are designed to help you formulate compelling arguments, communicate well and solve problems.</text:p>
      <text:p text:style-name="P1"/>
      <text:list xml:id="list1920720750" text:style-name="L1">
        <text:list-item>
          <text:p text:style-name="P2">Reading</text:p>
        </text:list-item>
        <text:list-item>
          <text:p text:style-name="P2">Science</text:p>
        </text:list-item>
        <text:list-item>
          <text:p text:style-name="P2">Math</text:p>
        </text:list-item>
        <text:list-item>
          <text:p text:style-name="P2">Engineering</text:p>
        </text:list-item>
        <text:list-item>
          <text:p text:style-name="P2">Creative Arts</text:p>
        </text:list-item>
        <text:list-item>
          <text:p text:style-name="P2">Schol Studies (History and Politics)</text:p>
        </text:list-item>
        <text:list-item>
          <text:p text:style-name="P2">Humaniti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06:56:17.702897119</meta:creation-date>
    <dc:date>2023-11-29T07:06:12.601643029</dc:date>
    <meta:editing-duration>PT9M56S</meta:editing-duration>
    <meta:editing-cycles>1</meta:editing-cycles>
    <meta:document-statistic meta:table-count="0" meta:image-count="0" meta:object-count="0" meta:page-count="1" meta:paragraph-count="10" meta:word-count="117" meta:character-count="695" meta:non-whitespace-character-count="594"/>
    <meta:generator>LibreOffice/7.3.7.2$Linux_X86_64 LibreOffice_project/30$Build-2</meta:generator>
  </office:meta>
</office:document-meta>
</file>